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variant="normal" fo:text-transform="none" fo:color="#212121" style:font-name="Calibri" fo:font-size="12pt" fo:letter-spacing="normal" fo:language="de" fo:country="DE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line-height-at-least="0.635cm" fo:text-align="start" style:justify-single-word="false" fo:orphans="2" fo:widows="2" fo:text-indent="0cm" style:auto-text-indent="false" fo:background-color="#ffffff" fo:padding="0cm" fo:border="none" style:writing-mode="lr-tb">
        <style:background-image/>
      </style:paragraph-properties>
      <style:text-properties style:font-name="Calibri" fo:font-size="12pt" style:font-size-asian="12pt" style:font-size-complex="12pt"/>
    </style:style>
    <style:style style:name="P5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6">
      <style:text-properties style:font-name="Calibri" fo:font-size="12pt" style:font-size-asian="12pt" style:font-size-complex="12pt"/>
    </style:style>
    <style:style style:name="P7" style:family="paragraph" style:parent-style-name="Standard" style:list-style-name="L7">
      <style:text-properties style:font-name="Calibri" fo:font-size="12pt" style:font-size-asian="12pt" style:font-size-complex="12pt"/>
    </style:style>
    <style:style style:name="P8" style:family="paragraph" style:parent-style-name="Standard" style:list-style-name="L8">
      <style:text-properties style:font-name="Calibri" fo:font-size="12pt" style:font-size-asian="12pt" style:font-size-complex="12pt"/>
    </style:style>
    <style:style style:name="P9" style:family="paragraph" style:parent-style-name="Standard" style:list-style-name="L9">
      <style:text-properties style:font-name="Calibri" fo:font-size="12pt" style:font-size-asian="12pt" style:font-size-complex="12pt"/>
    </style:style>
    <style:style style:name="P10" style:family="paragraph" style:parent-style-name="Standard" style:list-style-name="L10">
      <style:text-properties style:font-name="Calibri" fo:font-size="12pt" style:font-size-asian="12pt" style:font-size-complex="12pt"/>
    </style:style>
    <style:style style:name="P11" style:family="paragraph" style:parent-style-name="Standard" style:list-style-name="L13">
      <style:text-properties style:font-name="Calibri" fo:font-size="12pt" style:font-size-asian="12pt" style:font-size-complex="12pt"/>
    </style:style>
    <style:style style:name="P12" style:family="paragraph" style:parent-style-name="Standard">
      <style:text-properties fo:font-variant="normal" fo:text-transform="none" fo:color="#212121" style:font-name="Calibri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paragraph-properties fo:margin-left="0cm" fo:margin-right="0cm" fo:margin-top="0cm" fo:margin-bottom="0cm" style:line-height-at-least="0.635cm" fo:text-align="start" style:justify-single-word="false" fo:orphans="2" fo:widows="2" fo:text-indent="0cm" style:auto-text-indent="false" fo:background-color="#ffffff" fo:padding="0cm" fo:border="none" style:writing-mode="lr-tb">
        <style:background-image/>
      </style:paragraph-properties>
      <style:text-properties fo:font-variant="normal" fo:text-transform="none" fo:color="#212121" style:font-name="Calibri" fo:font-size="12pt" fo:letter-spacing="normal" fo:language="de" fo:country="DE" fo:font-style="normal" fo:font-weight="normal" style:font-size-asian="12pt" style:font-size-complex="12pt"/>
    </style:style>
    <style:style style:name="P14" style:family="paragraph" style:parent-style-name="Preformatted_20_Text" style:list-style-name="L11">
      <style:text-properties fo:font-variant="normal" fo:text-transform="none" fo:color="#212121" style:font-name="Calibri" fo:font-size="12pt" fo:letter-spacing="normal" fo:language="de" fo:country="DE" fo:font-style="normal" fo:font-weight="normal" style:font-size-asian="12pt" style:font-size-complex="12pt"/>
    </style:style>
    <style:style style:name="P15" style:family="paragraph" style:parent-style-name="Preformatted_20_Text" style:list-style-name="L12">
      <style:text-properties fo:font-variant="normal" fo:text-transform="none" fo:color="#212121" style:font-name="Calibri" fo:font-size="12pt" fo:letter-spacing="normal" fo:language="de" fo:country="DE" fo:font-style="normal" fo:font-weight="normal" style:font-size-asian="12pt" style:font-size-complex="12pt"/>
    </style:style>
    <style:style style:name="P16" style:family="paragraph" style:parent-style-name="Preformatted_20_Text" style:list-style-name="L1">
      <style:paragraph-properties fo:margin-top="0cm" fo:margin-bottom="0cm" style:line-height-at-least="0.635cm" fo:text-align="start" style:justify-single-word="false" fo:orphans="2" fo:widows="2" fo:background-color="#ffffff" fo:padding="0cm" fo:border="none" style:writing-mode="lr-tb">
        <style:background-image/>
      </style:paragraph-properties>
      <style:text-properties fo:font-variant="normal" fo:text-transform="none" fo:color="#212121" style:font-name="Calibri" fo:font-size="12pt" fo:letter-spacing="normal" fo:language="de" fo:country="DE" fo:font-style="normal" fo:font-weight="normal" style:font-size-asian="12pt" style:font-size-complex="12pt"/>
    </style:style>
    <style:style style:name="P17" style:family="paragraph" style:parent-style-name="Preformatted_20_Text" style:list-style-name="L2">
      <style:paragraph-properties fo:margin-top="0cm" fo:margin-bottom="0cm" style:line-height-at-least="0.635cm" fo:text-align="start" style:justify-single-word="false" fo:orphans="2" fo:widows="2" fo:background-color="#ffffff" fo:padding="0cm" fo:border="none" style:writing-mode="lr-tb">
        <style:background-image/>
      </style:paragraph-properties>
      <style:text-properties fo:font-variant="normal" fo:text-transform="none" fo:color="#212121" style:font-name="Calibri" fo:font-size="12pt" fo:letter-spacing="normal" fo:language="de" fo:country="DE" fo:font-style="normal" fo:font-weight="normal" style:font-size-asian="12pt" style:font-size-complex="12pt"/>
    </style:style>
    <style:style style:name="P18" style:family="paragraph" style:parent-style-name="Preformatted_20_Text" style:list-style-name="L3">
      <style:paragraph-properties fo:margin-top="0cm" fo:margin-bottom="0cm" style:line-height-at-least="0.635cm" fo:text-align="start" style:justify-single-word="false" fo:orphans="2" fo:widows="2" fo:background-color="#ffffff" fo:padding="0cm" fo:border="none" style:writing-mode="lr-tb">
        <style:background-image/>
      </style:paragraph-properties>
      <style:text-properties fo:font-variant="normal" fo:text-transform="none" fo:color="#212121" style:font-name="Calibri" fo:font-size="12pt" fo:letter-spacing="normal" fo:language="de" fo:country="DE" fo:font-style="normal" fo:font-weight="normal" style:font-size-asian="12pt" style:font-size-complex="12pt"/>
    </style:style>
    <style:style style:name="P19" style:family="paragraph" style:parent-style-name="Preformatted_20_Text" style:list-style-name="L4">
      <style:paragraph-properties fo:margin-top="0cm" fo:margin-bottom="0cm" style:line-height-at-least="0.635cm" fo:text-align="start" style:justify-single-word="false" fo:orphans="2" fo:widows="2" fo:background-color="#ffffff" fo:padding="0cm" fo:border="none" style:writing-mode="lr-tb">
        <style:background-image/>
      </style:paragraph-properties>
      <style:text-properties fo:font-variant="normal" fo:text-transform="none" fo:color="#212121" style:font-name="Calibri" fo:font-size="12pt" fo:letter-spacing="normal" fo:language="de" fo:country="DE" fo:font-style="normal" fo:font-weight="normal" style:font-size-asian="12pt" style:font-size-complex="12pt"/>
    </style:style>
    <style:style style:name="P20" style:family="paragraph" style:parent-style-name="Preformatted_20_Text" style:list-style-name="L5">
      <style:paragraph-properties fo:margin-top="0cm" fo:margin-bottom="0cm" style:line-height-at-least="0.635cm" fo:text-align="start" style:justify-single-word="false" fo:orphans="2" fo:widows="2" fo:background-color="#ffffff" fo:padding="0cm" fo:border="none" style:writing-mode="lr-tb">
        <style:background-image/>
      </style:paragraph-properties>
      <style:text-properties fo:font-variant="normal" fo:text-transform="none" fo:color="#212121" style:font-name="Calibri" fo:font-size="12pt" fo:letter-spacing="normal" fo:language="de" fo:country="DE" fo:font-style="normal" fo:font-weight="normal" style:font-size-asian="12pt" style:font-size-complex="12pt"/>
    </style:style>
    <style:style style:name="T1" style:family="text">
      <style:text-properties fo:font-variant="normal" fo:text-transform="none" fo:color="#212121" fo:letter-spacing="normal" fo:language="de" fo:country="DE" fo:font-style="normal" fo:font-weight="normal"/>
    </style:style>
    <style:style style:name="T2" style:family="text">
      <style:text-properties fo:font-variant="normal" fo:text-transform="none" fo:color="#212121" fo:letter-spacing="normal" fo:font-style="normal" fo:font-weight="normal"/>
    </style:style>
    <style:style style:name="T3" style:family="text">
      <style:text-properties fo:color="#000000" style:text-outline="false" style:text-line-through-style="none" style:font-name="Calibri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Mangal" fo:font-style="normal" fo:text-shadow="none" style:text-underline-style="none" style:font-name-asian="Mangal" style:font-style-asian="normal" style:font-name-complex="Mangal" style:font-style-complex="normal" style:text-emphasize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D 2.1 – External Inteface Requirements &amp; Prioritized contractual requirements</text:p>
      <text:p text:style-name="P2"/>
      <text:p text:style-name="P13"><text:bookmark text:name="tw-target-text"/>1. Entwickeln Sie funktionale und Qualitätsattributanforderungen, die für die Bestimmung alternativer Lösungen und die Entwicklung des Produkts durch den Lieferanten erforderlich sind.</text:p>
      <text:list xml:id="list2745307270853907859" text:style-name="L1">
        <text:list-item>
          <text:p text:style-name="P16">Einfache Benutzeroberfläche</text:p>
        </text:list-item>
        <text:list-item>
          <text:p text:style-name="P16">Wiederauffindbarkeit von Daten</text:p>
        </text:list-item>
        <text:list-item>
          <text:p text:style-name="P16">Gewährleistung der langfristigen Lesbarkeit(Konvertierung in „zeitlose“ Dateifomate wie z.B. PDF)</text:p>
        </text:list-item>
        <text:list-item>
          <text:p text:style-name="P16">Gewährleistung gesetzlicher Archivierungsfristen(teils bis zu 30 Jahren)</text:p>
        </text:list-item>
        <text:list-item>
          <text:p text:style-name="P16">Verwaltung von Bearbeitungsständen(Versionskontrolle)</text:p>
        </text:list-item>
        <text:list-item>
          <text:p text:style-name="P16">Unterstützung bei der Dokumentenerstellung(Vorlagenverwaltung, Stetige Synchronisation)</text:p>
        </text:list-item>
        <text:list-item>
          <text:p text:style-name="P16">Gewährleistung des Zugriffsberechtigungskonzeptes</text:p>
        </text:list-item>
      </text:list>
      <text:p text:style-name="P4"><text:line-break/><text:span text:style-name="T1">2. Entwickeln Sie Anforderungen an die Schnittstellen zwischen dem erworbenen Produkt und anderen Produkten in der vorgesehenen Umgebung. </text:span></text:p>
      <text:list xml:id="list6093204055632074308" text:style-name="L2">
        <text:list-item>
          <text:p text:style-name="P17">Verfügbarkeit und Funktionalität muss gewährleistet sein</text:p>
        </text:list-item>
        <text:list-item>
          <text:p text:style-name="P17">Arbeit an Schnittstellen muss nachvollziehbar sein</text:p>
        </text:list-item>
        <text:list-item>
          <text:p text:style-name="P17">Regelmäßige automatisierte Kontrollen auf Korrektheit der Ergebnisse (Buchhaltung)</text:p>
        </text:list-item>
        <text:list-item>
          <text:p text:style-name="P17">...</text:p>
        </text:list-item>
      </text:list>
      <text:p text:style-name="P4"><text:line-break/><text:span text:style-name="T1">3. Entwickeln Sie Überlegungen und Randbedingungen für das Design, die für die Aktivitäten der SW-Lieferanten notwendig sind, z. B. die Bestimmung alternativer Lösungen, die Entwicklung und Bewertung von Architekturen und die Entwicklung des Produkts.</text:span><text:span text:style-name="T1"> </text:span></text:p>
      <text:list xml:id="list1914236934802823598" text:style-name="L3">
        <text:list-item>
          <text:p text:style-name="P18">Übersichtlichkeit</text:p>
        </text:list-item>
        <text:list-item>
          <text:p text:style-name="P18">Einfachheit( Bedienung nicht zu komplex)</text:p>
        </text:list-item>
        <text:list-item>
          <text:p text:style-name="P18">Lesbarkeit</text:p>
        </text:list-item>
        <text:list-item>
          <text:p text:style-name="P18">Einfache Strukturierung</text:p>
        </text:list-item>
      </text:list>
      <text:p text:style-name="P4"><text:span text:style-name="T1"><text:line-break/></text:span><text:span text:style-name="T1">4. Entwickeln Sie Anforderungen für die Verifizierung und Validierung des vom Lieferanten zu entwickelnden Produkts. </text:span></text:p>
      <text:list xml:id="list2901998807211947054" text:style-name="L4">
        <text:list-item>
          <text:p text:style-name="P19">Evaluationsplattform</text:p>
        </text:list-item>
        <text:list-item>
          <text:p text:style-name="P19">Fragebögen</text:p>
        </text:list-item>
      </text:list>
      <text:p text:style-name="P4"><text:span text:style-name="T1"><text:line-break/></text:span><text:span text:style-name="T1">5. Aufbau und Pflege von Beziehungen zwischen den zu berücksichtigenden Anforderungen während des Änderungsmanagements und der Anforderungszuweisung. </text:span></text:p>
      <text:list xml:id="list8918250556047330420" text:style-name="L5">
        <text:list-item>
          <text:p text:style-name="P20"/>
        </text:list-item>
      </text:list>
      <text:p text:style-name="P1"/>
      <text:p text:style-name="P1"><text:line-break/><text:span text:style-name="T2">6. Identifizieren Sie nichttechnische Anforderungen.</text:span> </text:p>
      <text:list xml:id="list9055174538522151374" text:style-name="L6">
        <text:list-item>
          <text:p text:style-name="P6">Datenreche</text:p>
        </text:list-item>
        <text:list-item>
          <text:p text:style-name="P6">Liefertermine</text:p>
        </text:list-item>
        <text:list-item>
          <text:p text:style-name="P6"><text:soft-page-break/>Meilensteine mit Ausgangskriterien</text:p>
        </text:list-item>
        <text:list-item>
          <text:p text:style-name="P6">Standortanforderungen</text:p>
        </text:list-item>
        <text:list-item>
          <text:p text:style-name="P6">Auflagen für Aus- und Weiterbildung</text:p>
        </text:list-item>
        <text:list-item>
          <text:p text:style-name="P6">Terminpläne für das Rollout</text:p>
        </text:list-item>
        <text:list-item>
          <text:p text:style-name="P6">Geregelte Kommunikation</text:p>
        </text:list-item>
      </text:list>
      <text:p text:style-name="P1"><text:line-break/><text:span text:style-name="T2">7. Festlegung und Aufrechterhaltung einer Priorisierung von vertraglichen Anforderungen.</text:span> </text:p>
      <text:list xml:id="list5561342872021272296" text:style-name="L7">
        <text:list-item>
          <text:p text:style-name="P7">Liefertermin</text:p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SAD 1.4 - <text:span text:style-name="T3">Distribute and Maintain the Solicitation </text:span><text:span text:style-name="T4">Package</text:span></text:p>
      <text:p text:style-name="P1"><text:line-break/><text:span text:style-name="T2">1. Schließen Sie eine Liste potenzieller Lieferanten ab.</text:span> </text:p>
      <text:list xml:id="list1840636251568772080" text:style-name="L8">
        <text:list-item>
          <text:p text:style-name="P8">GitHub </text:p>
        </text:list-item>
        <text:list-item>
          <text:p text:style-name="P8">Atlassian (Confluence)</text:p>
        </text:list-item>
        <text:list-item>
          <text:p text:style-name="P8">OrbiTeam(BSCW)</text:p>
        </text:list-item>
        <text:list-item>
          <text:p text:style-name="P8">IBM (IBM FileNet)</text:p>
        </text:list-item>
        <text:list-item>
          <text:p text:style-name="P8">Alfresco</text:p>
        </text:list-item>
        <text:list-item>
          <text:p text:style-name="P8">InfPro IT Solutions (dotiga)</text:p>
        </text:list-item>
        <text:list-item>
          <text:p text:style-name="P8">Fabasoft (Fabasoft-Folio)</text:p>
        </text:list-item>
      </text:list>
      <text:p text:style-name="P1"/>
      <text:p text:style-name="P12">2. Verteilen Sie das Antragspaket an potenzielle Lieferanten.</text:p>
      <text:list xml:id="list332068555211354762" text:style-name="L9">
        <text:list-item>
          <text:p text:style-name="P9">Verteilung des Antragspakets an potenzielle Lieferanten.</text:p>
          <text:p text:style-name="P9"/>
        </text:list-item>
      </text:list>
      <text:p text:style-name="P12">3. Dokumentieren und beantworten Sie Lieferantenfragen gemäß den Anweisungen im Anforderungspaket.</text:p>
      <text:list xml:id="list3435907772043147561" text:style-name="L10">
        <text:list-item>
          <text:p text:style-name="P10">Lieferanfragen werden gemäß den Anweisungen des Arbeitspaketes dokumentiert und beantwortet</text:p>
        </text:list-item>
      </text:list>
      <text:p text:style-name="P1"/>
      <text:p text:style-name="P3"><text:bookmark text:name="tw-target-text1"/>4. Bestätigen Sie den Eingang von Lieferantenanträgen gemäß dem im Anforderungspaket angegebenen Zeitplan.</text:p>
      <text:list xml:id="list997148121905690544" text:style-name="L11">
        <text:list-item>
          <text:p text:style-name="P14">Bestätigung der Lieferantenanträge</text:p>
        </text:list-item>
      </text:list>
      <text:p text:style-name="P3"/>
      <text:p text:style-name="P3"><text:bookmark text:name="tw-target-text2"/>5. Überprüfen Sie die Übereinstimmung mit den Anforderungen und die Vollständigkeit der Lieferantenantworten.</text:p>
      <text:list xml:id="list3771529428906738452" text:style-name="L12">
        <text:list-item>
          <text:p text:style-name="P15">Überprüfen der Übereinstimmung mit den Anforderungen und der Vollständigkeit der Lieferantenantworten</text:p>
        </text:list-item>
      </text:list>
      <text:p text:style-name="P3"><text:line-break/>6. Geben Sie Änderungen am Anforderungspaket ein, wenn Änderungen an der Aufforderung vorgenommen werden. </text:p>
      <text:list xml:id="list3976654162689033016" text:style-name="L13">
        <text:list-item>
          <text:p text:style-name="P11">Änderungen an das Anforderungspaket können vorgenommen wer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4M57S</meta:editing-duration>
    <meta:editing-cycles>10</meta:editing-cycles>
    <meta:generator>OpenOffice/4.1.3$Win32 OpenOffice.org_project/413m1$Build-9783</meta:generator>
    <dc:date>2017-11-21T14:17:31.75</dc:date>
    <dc:creator>Daniel Duckstein</dc:creator>
    <meta:document-statistic meta:table-count="0" meta:image-count="0" meta:object-count="0" meta:page-count="3" meta:paragraph-count="52" meta:word-count="378" meta:character-count="3068"/>
    <meta:user-defined meta:name="Info 1"/>
    <meta:user-defined meta:name="Info 2"/>
    <meta:user-defined meta:name="Info 3"/>
    <meta:user-defined meta:name="Info 4"/>
  </office:meta>
</office:document-meta>
</file>